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Q+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IF([.C1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S = J * ~Q</text:p>
          </table:table-cell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R = K * Q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9:57:57.100437954</meta:creation-date>
    <dc:date>2024-01-24T10:06:12.241142470</dc:date>
    <meta:editing-duration>PT8M16S</meta:editing-duration>
    <meta:editing-cycles>1</meta:editing-cycles>
    <meta:document-statistic meta:table-count="1" meta:cell-count="56" meta:object-count="0"/>
    <meta:generator>LibreOffice/7.3.7.2$Linux_X86_64 LibreOffice_project/30$Build-2</meta:generator>
  </office:meta>
</office:document-meta>
</file>